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fo:font-size="11pt"/>
    </style:style>
    <style:style style:name="P4" style:family="paragraph" style:parent-style-name="Darktable_20_text">
      <style:text-properties style:font-name="Times New Roman1"/>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Times New Roman1"/>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Standard">
      <style:text-properties fo:font-size="11pt"/>
    </style:style>
    <style:style style:name="P10" style:family="paragraph" style:parent-style-name="Darktable_20_caption">
      <style:paragraph-properties text:number-lines="false" text:line-number="0"/>
    </style:style>
    <style:style style:name="P11" style:family="paragraph">
      <style:text-properties fo:language="en" fo:country="GB"/>
    </style:style>
    <style:style style:name="P12" style:family="paragraph" style:parent-style-name="Darktable_20_text" style:list-style-name="L2"/>
    <style:style style:name="P13" style:family="paragraph" style:parent-style-name="Darktable_20_text" style:list-style-name="L3"/>
    <style:style style:name="P14" style:family="paragraph" style:parent-style-name="Darktable_20_text" style:list-style-name="L4"/>
    <style:style style:name="P15"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1"/>
    </style:style>
    <style:style style:name="T7"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7"><draw:frame draw:style-name="fr15" draw:name="graphics25" text:anchor-type="char" svg:width="6.77mm" svg:height="6.77mm" draw:z-index="16"><draw:image xlink:href="Pictures/100002010000008000000080D45F7F9D.png" xlink:type="simple" xlink:show="embed" xlink:actuate="onLoad"/></draw:frame> </text:p>
          </table:table-cell>
          <table:table-cell table:style-name="Table6.B1" office:value-type="string">
            <text:p text:style-name="P3">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5">Let's start by using basic plug-ins to fix an image.</text:p>
      <text:h text:style-name="Darktable_20_heading_20_2" text:outline-level="3">White balance</text:h>
      <text:p text:style-name="P5">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4">White balance is arguably the most important first correction for any raw conversion. Until that aspect has </text:span><text:span text:style-name="T4">been determined, we really can not reliably do any other correction, </text:span>except maybe cropping and/or rotating <text:soft-page-break/>(even if it is still suggested to set the proper white balance first because cropping may remove neutral colors that help with setting the correct white balance). <text:bookmark-end text:name="__DdeLink__425_455033302"/></text:p>
      <text:p text:style-name="P5">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7"><draw:frame draw:style-name="fr16" draw:name="graphics11" text:anchor-type="as-char" svg:width="6.77mm" svg:height="6.77mm" draw:z-index="38"><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7">1000-2000 K</text:p>
                </table:table-cell>
                <table:table-cell table:style-name="Table1.B2" office:value-type="string">
                  <text:p text:style-name="P7">Candlelight</text:p>
                </table:table-cell>
              </table:table-row>
              <table:table-row>
                <table:table-cell table:style-name="Table1.A2" office:value-type="string">
                  <text:p text:style-name="P7">2500-3500 K</text:p>
                </table:table-cell>
                <table:table-cell table:style-name="Table1.B2" office:value-type="string">
                  <text:p text:style-name="P7">Tungsten bulb (household variety)</text:p>
                </table:table-cell>
              </table:table-row>
              <table:table-row>
                <table:table-cell table:style-name="Table1.A2" office:value-type="string">
                  <text:p text:style-name="P7">3000-4000 K</text:p>
                </table:table-cell>
                <table:table-cell table:style-name="Table1.B2" office:value-type="string">
                  <text:p text:style-name="P7">Sunrise/Sunset (clear sky)</text:p>
                </table:table-cell>
              </table:table-row>
              <table:table-row>
                <table:table-cell table:style-name="Table1.A2" office:value-type="string">
                  <text:p text:style-name="P7">4000-5000 K</text:p>
                </table:table-cell>
                <table:table-cell table:style-name="Table1.B2" office:value-type="string">
                  <text:p text:style-name="P7">Fluorescent lamps</text:p>
                </table:table-cell>
              </table:table-row>
              <table:table-row>
                <table:table-cell table:style-name="Table1.A2" office:value-type="string">
                  <text:p text:style-name="P7">5000-5500 K</text:p>
                </table:table-cell>
                <table:table-cell table:style-name="Table1.B2" office:value-type="string">
                  <text:p text:style-name="P7">Electronic flash</text:p>
                </table:table-cell>
              </table:table-row>
              <table:table-row>
                <table:table-cell table:style-name="Table1.A2" office:value-type="string">
                  <text:p text:style-name="P7">5500-6500 K</text:p>
                </table:table-cell>
                <table:table-cell table:style-name="Table1.B2" office:value-type="string">
                  <text:p text:style-name="P7">Daylight with clear sky (sun overhead)</text:p>
                </table:table-cell>
              </table:table-row>
              <table:table-row>
                <table:table-cell table:style-name="Table1.A2" office:value-type="string">
                  <text:p text:style-name="P7">6500-8000 K</text:p>
                </table:table-cell>
                <table:table-cell table:style-name="Table1.B2" office:value-type="string">
                  <text:p text:style-name="P7">Moderately overcast sky</text:p>
                </table:table-cell>
              </table:table-row>
              <table:table-row>
                <table:table-cell table:style-name="Table1.A2" office:value-type="string">
                  <text:p text:style-name="P7">9000-10000 K</text:p>
                </table:table-cell>
                <table:table-cell table:style-name="Table1.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5">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8"><draw:frame draw:style-name="fr17" draw:name="graphics1" text:anchor-type="as-char" svg:width="17.46mm" svg:height="6.61mm" draw:z-index="91"><draw:image xlink:href="Pictures/1000000000000042000000192D399896.png" xlink:type="simple" xlink:show="embed" xlink:actuate="onLoad"/></draw:frame></text:p>
          </table:table-cell>
          <table:table-cell table:style-name="Table2.B1" office:value-type="string">
            <text:p text:style-name="P8">Auto white balance</text:p>
          </table:table-cell>
        </table:table-row>
        <table:table-row>
          <table:table-cell table:style-name="Table2.A2" office:value-type="string">
            <text:p text:style-name="P8"><draw:frame draw:style-name="fr18" draw:name="graphics2" text:anchor-type="as-char" svg:width="12.96mm" svg:height="6.61mm" draw:z-index="92"><draw:image xlink:href="Pictures/100000000000003100000019E2CE6325.png" xlink:type="simple" xlink:show="embed" xlink:actuate="onLoad"/></draw:frame></text:p>
          </table:table-cell>
          <table:table-cell table:style-name="Table2.B2" office:value-type="string">
            <text:p text:style-name="P8">Custom</text:p>
          </table:table-cell>
        </table:table-row>
        <table:table-row>
          <table:table-cell table:style-name="Table2.A2" office:value-type="string">
            <text:p text:style-name="P8"><draw:frame draw:style-name="fr17" draw:name="graphics3" text:anchor-type="as-char" svg:width="10.32mm" svg:height="6.61mm" draw:z-index="93"><draw:image xlink:href="Pictures/100000000000002700000019894D1254.png" xlink:type="simple" xlink:show="embed" xlink:actuate="onLoad"/></draw:frame></text:p>
          </table:table-cell>
          <table:table-cell table:style-name="Table2.B2" office:value-type="string">
            <text:p text:style-name="P8">Kelvin</text:p>
          </table:table-cell>
        </table:table-row>
        <table:table-row>
          <table:table-cell table:style-name="Table2.A2" office:value-type="string">
            <text:p text:style-name="P8"><draw:frame draw:style-name="fr17" draw:name="graphics4" text:anchor-type="as-char" svg:width="8.73mm" svg:height="8.2mm" draw:z-index="61"><draw:image xlink:href="Pictures/10000000000000210000001FFCC62DE0.png" xlink:type="simple" xlink:show="embed" xlink:actuate="onLoad"/></draw:frame></text:p>
          </table:table-cell>
          <table:table-cell table:style-name="Table2.B2" office:value-type="string">
            <text:p text:style-name="P8">Tungsten</text:p>
          </table:table-cell>
        </table:table-row>
        <table:table-row>
          <table:table-cell table:style-name="Table2.A2" office:value-type="string">
            <text:p text:style-name="P8"><draw:frame draw:style-name="fr17" draw:name="graphics5" text:anchor-type="as-char" svg:width="7.94mm" svg:height="7.67mm" draw:z-index="81"><draw:image xlink:href="Pictures/100000000000001E0000001DA24E57B3.png" xlink:type="simple" xlink:show="embed" xlink:actuate="onLoad"/></draw:frame></text:p>
          </table:table-cell>
          <table:table-cell table:style-name="Table2.B2" office:value-type="string">
            <text:p text:style-name="P8">Fluorescent</text:p>
          </table:table-cell>
        </table:table-row>
        <table:table-row>
          <table:table-cell table:style-name="Table2.A2" office:value-type="string">
            <text:p text:style-name="P8"><draw:frame draw:style-name="fr17" draw:name="graphics6" text:anchor-type="as-char" svg:width="7.67mm" svg:height="7.67mm" draw:z-index="94"><draw:image xlink:href="Pictures/100000000000001D0000001D1D439CAD.png" xlink:type="simple" xlink:show="embed" xlink:actuate="onLoad"/></draw:frame></text:p>
          </table:table-cell>
          <table:table-cell table:style-name="Table2.B2" office:value-type="string">
            <text:p text:style-name="P8">Daylight</text:p>
          </table:table-cell>
        </table:table-row>
        <table:table-row>
          <table:table-cell table:style-name="Table2.A2" office:value-type="string">
            <text:p text:style-name="P8"><draw:frame draw:style-name="fr17" draw:name="graphics7" text:anchor-type="as-char" svg:width="4.76mm" svg:height="7.67mm" draw:z-index="5"><draw:image xlink:href="Pictures/10000000000000120000001DA21C6E70.png" xlink:type="simple" xlink:show="embed" xlink:actuate="onLoad"/></draw:frame></text:p>
          </table:table-cell>
          <table:table-cell table:style-name="Table2.B2" office:value-type="string">
            <text:p text:style-name="P8">Flash</text:p>
          </table:table-cell>
        </table:table-row>
        <table:table-row>
          <table:table-cell table:style-name="Table2.A2" office:value-type="string">
            <text:p text:style-name="P8"><draw:frame draw:style-name="fr17" draw:name="graphics8" text:anchor-type="as-char" svg:width="10.32mm" svg:height="6.88mm" draw:z-index="14"><draw:image xlink:href="Pictures/10000000000000270000001A20EF8581.png" xlink:type="simple" xlink:show="embed" xlink:actuate="onLoad"/></draw:frame></text:p>
          </table:table-cell>
          <table:table-cell table:style-name="Table2.B2" office:value-type="string">
            <text:p text:style-name="P8">Cloudy</text:p>
          </table:table-cell>
        </table:table-row>
        <text:soft-page-break/>
        <table:table-row>
          <table:table-cell table:style-name="Table2.A2" office:value-type="string">
            <text:p text:style-name="P8"><draw:frame draw:style-name="fr17" draw:name="graphics9" text:anchor-type="as-char" svg:width="10.85mm" svg:height="7.14mm" draw:z-index="22"><draw:image xlink:href="Pictures/10000000000000290000001BB1E7ED44.png" xlink:type="simple" xlink:show="embed" xlink:actuate="onLoad"/></draw:frame></text:p>
          </table:table-cell>
          <table:table-cell table:style-name="Table2.B2" office:value-type="string">
            <text:p text:style-name="P8">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4">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4"><text:sequence-ref text:reference-format="category-and-value" text:ref-name="refFigure30">Figure 1</text:sequence-ref></text:span><text:span text:style-name="T4">.</text:span></text:p>
      <text:p text:style-name="Darktable_20_text"><draw:frame draw:style-name="fr1" draw:name="Frame1" text:anchor-type="paragraph" svg:width="76.45mm" draw:z-index="23"><draw:text-box fo:min-height="59.78mm"><text:p text:style-name="Darktable_20_caption"><draw:frame draw:style-name="fr19" draw:name="graphics10" text:anchor-type="paragraph" svg:x="0.04mm" svg:y="0.02mm" svg:width="76.45mm" style:rel-width="100%" svg:height="59.78mm" style:rel-height="scale" draw:z-index="30"><draw:image xlink:href="../../tutorial/images/ui_white_balance_filter.png" xlink:type="simple" xlink:show="embed" xlink:actuate="onLoad"/></draw:frame>Figure <text:sequence text:ref-name="refFigure30" text:name="Figure" style:num-format="1">1</text:sequence>: white balance plugin</text:p></draw:text-box></draw:frame>There are three ways to affect the white balance of a picture:</text:p>
      <text:list xml:id="list1023983327" text:style-name="L1">
        <text:list-item>
          <text:p text:style-name="P15">changing tint, temperature in and temperature out;</text:p>
        </text:list-item>
        <text:list-item>
          <text:p text:style-name="P15">modifying the values of red, green and blue;</text:p>
        </text:list-item>
        <text:list-item>
          <text:p text:style-name="P15">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4">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ext:soft-page-break/>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39"><draw:text-box fo:min-height="59.13mm"><text:p text:style-name="Darktable_20_caption"><draw:frame draw:style-name="fr20" draw:name="graphics12" text:anchor-type="paragraph" svg:y="0.02mm" svg:width="34.96mm" style:rel-width="50%" svg:height="52.92mm" style:rel-height="scale" draw:z-index="4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0"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8"><draw:text-box fo:min-height="59.13mm"><text:p text:style-name="Darktable_20_caption"><draw:frame draw:style-name="fr20" draw:name="graphics14" text:anchor-type="paragraph" svg:y="0.02mm" svg:width="34.96mm" style:rel-width="50%" svg:height="52.92m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5"><draw:text-box fo:min-height="59.13mm"><text:p text:style-name="Darktable_20_caption"><draw:frame draw:style-name="fr20" draw:name="graphics15" text:anchor-type="paragraph" svg:y="0.02mm" svg:width="34.96mm" style:rel-width="50%" svg:height="52.92mm" style:rel-height="scale" draw:z-index="18"><draw:image xlink:href="../images/fosdinovo-1-12000-3000.jpg" xlink:type="simple" xlink:show="embed" xlink:actuate="onLoad"/></draw:frame>Figure <text:sequence text:ref-name="refFigure4" text:name="Figure" text:formula="ooow:Figure+1" style:num-format="1">5</text:sequence>: T: 1, Ki: 12000, Ko: 3000</text:p></draw:text-box></draw:frame><draw:frame draw:style-name="fr4" draw:name="Frame6" text:anchor-type="paragraph" svg:y="165.72mm" svg:width="88.97mm" draw:z-index="25"><draw:text-box fo:min-height="59.43mm"><text:p text:style-name="Darktable_20_caption"><draw:frame draw:style-name="fr20" draw:name="graphics16" text:anchor-type="paragraph" svg:y="0.02mm" svg:width="35.6mm" style:rel-width="40%" svg:height="52.92mm" style:rel-height="scale" draw:z-index="28"><draw:image xlink:href="../images/fosdinovo-1.316-4709-5000.jpg" xlink:type="simple" xlink:show="embed" xlink:actuate="onLoad"/></draw:frame>Figure <text:sequence text:ref-name="refFigure40" text:name="Figure" text:formula="ooow:Figure+1" style:num-format="1">6</text:sequence>: T: 1,316, Ki: 4709, Ko: 5000</text:p></draw:text-box></draw:frame>Usually it is enough to work with tint and temperature in. For example, the correct version of the picture of the above images is illustrated in <text:sequence-ref text:reference-format="category-and-value" text:ref-name="refFigure40">Figure 6</text:sequence-ref>.</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39">Figure 10</text:sequence-ref> shows the correct values.</text:p>
      <text:p><draw:frame draw:style-name="fr2" draw:name="Frame8" text:anchor-type="paragraph" svg:x="90.01mm" svg:y="0mm" svg:width="69.92mm" draw:z-index="33"><draw:text-box fo:min-height="59.13mm"><text:p text:style-name="Darktable_20_caption"><draw:frame draw:style-name="fr20" draw:name="graphics18" text:anchor-type="paragraph" svg:y="0.02mm" svg:width="34.96mm" style:rel-width="50%" svg:height="52.92mm" style:rel-height="scale" draw:z-index="3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1"><draw:text-box fo:min-height="59.13mm"><text:p text:style-name="Darktable_20_caption"><draw:frame draw:style-name="fr20" draw:name="graphics17" text:anchor-type="paragraph" svg:y="0.02mm" svg:width="34.96mm" style:rel-width="50%" svg:height="52.92mm" style:rel-height="scale" draw:z-index="4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48"><draw:text-box fo:min-height="59.13mm"><text:p text:style-name="Darktable_20_caption"><draw:frame draw:style-name="fr20" draw:name="graphics19" text:anchor-type="paragraph" svg:y="0.02mm" svg:width="34.96mm" style:rel-width="50%" svg:height="52.92mm" style:rel-height="scale" draw:z-index="51"><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2"><draw:text-box fo:min-height="59.13mm"><text:p text:style-name="Darktable_20_caption"><draw:frame draw:style-name="fr20"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39" text:name="Figure" text:formula="ooow:Figure+1" style:num-format="1">10</text:sequence>: R: <text:span text:style-name="T5">1.566, G: 1, B: 1.257</text:span></text:p></draw:text-box></draw:frame><text:soft-page-break/>White balance with preset values</text:p>
      <text:p text:style-name="P2">Darktable provides a number of presets of white balance suitable to the most common lighting conditions. These are:</text:p>
      <text:list xml:id="list723258115" text:style-name="L2">
        <text:list-item>
          <text:p text:style-name="P12">Camera white balance</text:p>
        </text:list-item>
        <text:list-item>
          <text:p text:style-name="P12">Spot white balance</text:p>
        </text:list-item>
        <text:list-item>
          <text:p text:style-name="P12">Passthrough</text:p>
        </text:list-item>
        <text:list-item>
          <text:p text:style-name="P12">Daylight</text:p>
        </text:list-item>
        <text:list-item>
          <text:p text:style-name="P12">Shade</text:p>
        </text:list-item>
        <text:list-item>
          <text:p text:style-name="P12">Cloudy</text:p>
        </text:list-item>
        <text:list-item>
          <text:p text:style-name="P12">Tungsten</text:p>
        </text:list-item>
        <text:list-item>
          <text:p text:style-name="P12">White fluorescent</text:p>
        </text:list-item>
        <text:list-item>
          <text:p text:style-name="P12">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38">Figure 11</text:sequence-ref> and <text:sequence-ref text:reference-format="category-and-value" text:ref-name="refFigure37">Figure 12</text:sequence-ref> illustrate white balance with two different spots.</text:p>
      <text:p text:style-name="Darktable_20_text"><draw:frame draw:style-name="fr2" draw:name="Frame11" text:anchor-type="paragraph" svg:x="10mm" svg:y="0mm" svg:width="69.92mm" draw:z-index="6"><draw:text-box fo:min-height="59.13mm"><text:p text:style-name="Darktable_20_caption"><draw:frame draw:style-name="fr20" draw:name="graphics21" text:anchor-type="paragraph" svg:y="0.02mm" svg:width="34.96mm" style:rel-width="50%" svg:height="52.92mm" style:rel-height="scale" draw:z-index="7"><draw:image xlink:href="../images/fosdinovo-spot-1.jpg" xlink:type="simple" xlink:show="embed" xlink:actuate="onLoad"/></draw:frame>Figure <text:sequence text:ref-name="refFigure38" text:name="Figure" text:formula="ooow:Figure+1" style:num-format="1">11</text:sequence>: spot white balance I</text:p></draw:text-box></draw:frame><draw:frame draw:style-name="fr2" draw:name="Frame12" text:anchor-type="paragraph" svg:x="90.01mm" svg:y="0mm" svg:width="69.92mm" draw:z-index="9"><draw:text-box fo:min-height="59.13mm"><text:p text:style-name="Darktable_20_caption"><draw:frame draw:style-name="fr20" draw:name="graphics22" text:anchor-type="paragraph" svg:y="0.02mm" svg:width="34.96mm" style:rel-width="50%" svg:height="52.92mm" style:rel-height="scale" draw:z-index="10"><draw:image xlink:href="../images/fosdinovo-spot-2.jpg" xlink:type="simple" xlink:show="embed" xlink:actuate="onLoad"/></draw:frame>Figure <text:sequence text:ref-name="refFigure37"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7">Daylight</text:p>
          </table:table-cell>
          <table:table-cell table:style-name="Table3.A2" office:value-type="string">
            <text:p text:style-name="P8">0.978</text:p>
          </table:table-cell>
          <table:table-cell table:style-name="Table3.C2" office:value-type="string">
            <text:p text:style-name="P8">5285 K</text:p>
          </table:table-cell>
        </table:table-row>
        <table:table-row>
          <table:table-cell table:style-name="Table3.A2" office:value-type="string">
            <text:p text:style-name="P7">Shade</text:p>
          </table:table-cell>
          <table:table-cell table:style-name="Table3.A2" office:value-type="string">
            <text:p text:style-name="P8">0.952</text:p>
          </table:table-cell>
          <table:table-cell table:style-name="Table3.C2" office:value-type="string">
            <text:p text:style-name="P8">6523 K</text:p>
          </table:table-cell>
        </table:table-row>
        <table:table-row>
          <table:table-cell table:style-name="Table3.A2" office:value-type="string">
            <text:p text:style-name="P7">Cloudy</text:p>
          </table:table-cell>
          <table:table-cell table:style-name="Table3.A2" office:value-type="string">
            <text:p text:style-name="P8">0.964</text:p>
          </table:table-cell>
          <table:table-cell table:style-name="Table3.C2" office:value-type="string">
            <text:p text:style-name="P8">5870 K</text:p>
          </table:table-cell>
        </table:table-row>
        <table:table-row>
          <table:table-cell table:style-name="Table3.A2" office:value-type="string">
            <text:p text:style-name="P7">Tungsten</text:p>
          </table:table-cell>
          <table:table-cell table:style-name="Table3.A2" office:value-type="string">
            <text:p text:style-name="P8">1.064</text:p>
          </table:table-cell>
          <table:table-cell table:style-name="Table3.C2" office:value-type="string">
            <text:p text:style-name="P8">3641 K</text:p>
          </table:table-cell>
        </table:table-row>
        <table:table-row>
          <table:table-cell table:style-name="Table3.A2" office:value-type="string">
            <text:p text:style-name="P7">White fluorescent</text:p>
          </table:table-cell>
          <table:table-cell table:style-name="Table3.A2" office:value-type="string">
            <text:p text:style-name="P8">0.962</text:p>
          </table:table-cell>
          <table:table-cell table:style-name="Table3.C2" office:value-type="string">
            <text:p text:style-name="P8">4129 K</text:p>
          </table:table-cell>
        </table:table-row>
        <table:table-row>
          <table:table-cell table:style-name="Table3.A2" office:value-type="string">
            <text:p text:style-name="P7">Flash</text:p>
          </table:table-cell>
          <table:table-cell table:style-name="Table3.A2" office:value-type="string">
            <text:p text:style-name="P8">0.941</text:p>
          </table:table-cell>
          <table:table-cell table:style-name="Table3.C2" office:value-type="string">
            <text:p text:style-name="P8">6641 K</text:p>
          </table:table-cell>
        </table:table-row>
      </table:table>
      <text:p>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21" draw:name="graphics24" text:anchor-type="as-char" svg:y="-2.65mm" svg:width="6.77mm" svg:height="6.77mm" draw:z-index="32"><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text:soft-page-break/>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2"><draw:text-box fo:min-height="16.4mm"><text:p text:style-name="Darktable_20_caption"><draw:frame draw:style-name="fr19" draw:name="graphics23" text:anchor-type="paragraph" svg:x="0.04mm" svg:y="0.02mm" svg:width="75.39mm" style:rel-width="100%" svg:height="16.4m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text:soft-page-break/>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7"><draw:frame draw:style-name="fr15" draw:name="graphics52" text:anchor-type="char" svg:width="6.77mm" svg:height="6.77mm" draw:z-index="17"><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6">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15" draw:name="graphics110" text:anchor-type="char" svg:width="6.77mm" svg:height="6.77mm" draw:z-index="19"><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text:soft-page-break/>of the point of interest, the most known of them is the <text:span text:style-name="Darktable_20_emphasis">rule of thirds.</text:span> <text:sequence-ref text:reference-format="category-and-value" text:ref-name="refFigure36">Figure 14</text:sequence-ref> shows the good locations for the point of interest as recommended by the rule of thirds.</text:p>
      <text:p text:style-name="Darktable_20_text"><draw:frame draw:style-name="fr4" draw:name="Frame14" text:anchor-type="paragraph" svg:y="-0.11mm" svg:width="106.77mm" draw:z-index="20"><draw:text-box fo:min-height="44.08mm"><text:p text:style-name="Darktable_20_caption"><draw:frame draw:style-name="fr20" draw:name="graphics26" text:anchor-type="paragraph" svg:y="0.02mm" svg:width="50.01mm" svg:height="37.45mm" draw:z-index="21"><draw:image xlink:href="../images/ruleofthirds.png" xlink:type="simple" xlink:show="embed" xlink:actuate="onLoad"/></draw:frame>Figure <text:sequence text:ref-name="refFigure36"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P9"><draw:frame draw:style-name="fr1" draw:name="Frame91" text:anchor-type="paragraph" svg:width="71.44mm" draw:z-index="24"><draw:text-box fo:min-height="41.28mm"><text:p text:style-name="Darktable_20_caption"><draw:frame draw:style-name="fr19" draw:name="graphics141" text:anchor-type="paragraph" svg:x="0.04mm" svg:y="0.02mm" svg:width="71.44mm" style:rel-width="100%" svg:height="41.28mm" style:rel-height="scale" draw:z-index="26"><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mm" svg:width="106.05mm" draw:z-index="27"><draw:text-box fo:min-height="40.48mm"><text:p text:style-name="Darktable_20_caption"><draw:frame draw:style-name="fr20" draw:name="graphics131" text:anchor-type="paragraph" svg:y="0.02mm" svg:width="50.01mm" svg:height="33.21mm" draw:z-index="29"><draw:image xlink:href="../images/goldensection.png" xlink:type="simple" xlink:show="embed" xlink:actuate="onLoad"/></draw:frame>Figure <text:sequence text:ref-name="refFigure35" text:name="Figure" text:formula="ooow:Figure+1" style:num-format="1">16</text:sequence>: golden section rule</text:p></draw:text-box></draw:frame>The <text:span text:style-name="T4">golden section </text:span>is a line segment divided according to the golden ratio: the total length <text:span text:style-name="T7">a + b</text:span> is to the length of the longer segment <text:span text:style-name="T7">a</text:span> as the length of <text:span text:style-name="T7">a</text:span> is to the length of the shorter segment <text:span text:style-name="T7">b</text:span>. Dividing the frame with golden lines with golden sections we obtain a grid like in <text:sequence-ref text:reference-format="category-and-value" text:ref-name="refFigure35">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equence-ref text:reference-format="category-and-value" text:ref-name="refFigure34">Figure 17</text:sequence-ref>.</text:p>
      <text:p text:style-name="Darktable_20_text"><draw:frame draw:style-name="fr4" draw:name="Frame21" text:anchor-type="paragraph" svg:y="0.32mm" svg:width="106.84mm" draw:z-index="31"><draw:text-box fo:min-height="44.34mm"><text:p text:style-name="Darktable_20_caption"><draw:frame draw:style-name="fr20" draw:name="graphics31" text:anchor-type="paragraph" svg:y="0.02mm" svg:width="50.01mm" svg:height="37.45mm" draw:z-index="34"><draw:image xlink:href="../images/dynamicsymmetry.png" xlink:type="simple" xlink:show="embed" xlink:actuate="onLoad"/></draw:frame>Figure <text:sequence text:ref-name="refFigure34" text:name="Figure" text:formula="ooow:Figure+1" style:num-format="1">17</text:sequence>: dynamic symmetry</text:p></draw:text-box></draw:frame><text:soft-page-break/>Differently from the above rules, the diagonal rule suggests to place the important elements of the picture along a diagonal frame formed as illustrated in <text:sequence-ref text:reference-format="category-and-value" text:ref-name="refFigure33">Figure 18</text:sequence-ref>.</text:p>
      <text:p text:style-name="Darktable_20_text"><draw:frame draw:style-name="fr6" draw:name="Frame101" text:anchor-type="paragraph" svg:x="32.1mm" svg:y="3.26mm" svg:width="105.82mm" draw:z-index="35"><draw:text-box fo:min-height="40.32mm"><text:p text:style-name="Darktable_20_caption"><draw:frame draw:style-name="fr20" draw:name="graphics151" text:anchor-type="paragraph" svg:y="0.02mm" svg:width="50.01mm" svg:height="33.21mm" draw:z-index="37"><draw:image xlink:href="../images/diagonalrule.png" xlink:type="simple" xlink:show="embed" xlink:actuate="onLoad"/></draw:frame>Figure <text:sequence text:ref-name="refFigure33"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6">The simpler and more direct a picture is, the clearer and stronger is the resulting statement, making it easily readable by a viewer.</text:span></text:p>
      <text:p text:style-name="P4"><draw:frame draw:style-name="fr6" draw:name="Frame31" text:anchor-type="paragraph" svg:x="0.21mm" svg:y="8.75mm" svg:width="85.8mm" draw:z-index="40"><draw:text-box fo:min-height="46.21mm"><text:p text:style-name="Darktable_20_caption"><draw:frame draw:style-name="fr22" draw:name="graphics41" text:anchor-type="paragraph" svg:width="55mm" svg:height="41.19mm" draw:z-index="42"><draw:image xlink:href="../images/starfish-bad.jpg" xlink:type="simple" xlink:show="embed" xlink:actuate="onLoad"/></draw:frame>Figure <text:sequence text:ref-name="refFigure32" text:name="Figure" text:formula="ooow:Figure+1" style:num-format="1">19</text:sequence>: starfish against a cluttered background</text:p></draw:text-box></draw:frame><draw:frame draw:style-name="fr7" draw:name="Frame41" text:anchor-type="paragraph" svg:x="85.99mm" svg:y="8.84mm" svg:width="83.8mm" draw:z-index="43"><draw:text-box fo:min-height="46.13mm"><text:p text:style-name="Darktable_20_caption"><draw:frame draw:style-name="fr23" draw:name="graphics51" text:anchor-type="paragraph" svg:y="0mm" svg:width="55mm" svg:height="40.99mm" draw:z-index="45"><draw:image xlink:href="../images/starfish-good.jpg" xlink:type="simple" xlink:show="embed" xlink:actuate="onLoad"/></draw:frame>Figure <text:sequence text:ref-name="refFigure31" text:name="Figure" text:formula="ooow:Figure+1" style:num-format="1">20</text:sequence>: starfish against a neutral background</text:p></draw:text-box></draw:frame>For example, the starfish in <text:sequence-ref text:reference-format="category-and-value" text:ref-name="refFigure32">Figure 19</text:sequence-ref> is against a cluttered background, thus not immediately recognizable. The starfish in <text:sequence-ref text:reference-format="category-and-value" text:ref-name="refFigure31">Figure 20</text:sequence-ref> is instead against a neutral and cleaner background, making the subject of the picture immediately recognizable.</text:p>
      <text:p text:style-name="P4"><text:soft-page-break/>A good practice in looking for simplicity is to first select a subject that allow a simple arrangement of the objects in the scene. </text:p>
      <text:p text:style-name="P4">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153952486" text:style-name="L3">
        <text:list-item>
          <text:p text:style-name="P13">An object far from the center of the picture seems to have more weight than one near the center. </text:p>
        </text:list-item>
        <text:list-item>
          <text:p text:style-name="P13">Objects in the upper part of a picture seem heavier than objects of the same size in the lower part of a picture. </text:p>
        </text:list-item>
        <text:list-item>
          <text:p text:style-name="P13">Isolation seems to increase the weight of an object. </text:p>
        </text:list-item>
        <text:list-item>
          <text:p text:style-name="P13">Intensely interesting objects seem to have more compositional weight. </text:p>
        </text:list-item>
        <text:list-item>
          <text:p text:style-name="P13">Regular shapes seem to have more weight than irregular shapes. </text:p>
        </text:list-item>
        <text:list-item>
          <text:p text:style-name="P13">Elements on the right side of an asymmetrical picture appear to have more weight than elements of the same size on the left side of the picture. </text:p>
        </text:list-item>
        <text:list-item>
          <text:p text:style-name="P13">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text:soft-page-break/>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4"><draw:frame draw:style-name="fr5" draw:name="Frame111" text:anchor-type="paragraph" svg:width="105.83mm" draw:z-index="47"><draw:text-box fo:min-height="81.99mm"><text:p text:style-name="Darktable_20_caption"><draw:frame draw:style-name="fr23" draw:name="graphics161" text:anchor-type="paragraph" svg:y="1.16mm" svg:width="47.78mm" svg:height="70.89mm" draw:z-index="49"><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6">Diagonal lines are often considered the most interesting. They represent movement and speed. They can lead <text:soft-page-break/>the viewer into the frame of the photo and to the center of interest. A good idea is to avoid splitting the frame of an image in two by running diagonal lines from one corner of the picture to the other. This may cause the image to lose it’s drive. </text:p>
      <text:p text:style-name="P6">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0"><draw:text-box fo:min-height="82.06mm"><text:p text:style-name="Darktable_20_caption"><draw:frame draw:style-name="fr20" draw:name="graphics121" text:anchor-type="paragraph" svg:y="0.02mm" svg:width="99.84mm" svg:height="75.14mm" draw:z-index="5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4">Pay also attention to too lighted areas. White and bright attracts strongly human eyes and therefore can distract viewer's attention from the main point of interest.</text:p>
      <text:p text:style-name="P4"><text:soft-page-break/></text:p>
      <text:p text:style-name="Darktable_20_heading_20_4"><draw:frame draw:style-name="fr8" draw:name="Frame51" text:anchor-type="paragraph" svg:y="-0.34mm" svg:width="170mm" draw:z-index="53"><draw:text-box fo:min-height="69.37mm"><text:p text:style-name="Darktable_20_caption"><draw:frame draw:style-name="fr24" draw:name="graphics61" text:anchor-type="paragraph" svg:y="0mm" svg:width="60.01mm" svg:height="60.01mm" draw:z-index="5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9" draw:name="Frame61" text:anchor-type="paragraph" svg:width="113.96mm" draw:z-index="55"><draw:text-box fo:min-height="64.58mm"><text:p text:style-name="Darktable_20_caption"><draw:frame draw:style-name="fr25" draw:name="graphics71" text:anchor-type="paragraph" svg:width="60.01mm" svg:height="60.01mm" draw:z-index="56"><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3">Figure 24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57"><draw:text-box fo:min-height="52.14mm"><text:p text:style-name="Figure"><draw:frame draw:style-name="fr20" draw:name="graphics81" text:anchor-type="paragraph" svg:y="0.02mm" svg:width="59.97mm" svg:height="45.17mm" draw:z-index="58"><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6" draw:name="graphics91" text:anchor-type="paragraph" svg:x="0mm" svg:y="3.99mm" svg:width="62.23mm" svg:height="46.67mm" draw:z-index="62"><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ext:soft-page-break/>
        <table:table-row>
          <table:table-cell table:style-name="Table8.A2" office:value-type="string">
            <text:p text:style-name="P7"><draw:frame draw:style-name="fr26" draw:name="graphics101" text:anchor-type="paragraph" svg:x="0mm" svg:y="4.41mm" svg:width="62.23mm" svg:height="46.67mm" draw:z-index="59"><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able:table-row>
          <table:table-cell table:style-name="Table8.A2" office:value-type="string">
            <text:p text:style-name="P7"><draw:frame draw:style-name="fr26" draw:name="graphics111" text:anchor-type="paragraph" svg:x="0mm" svg:y="4.18mm" svg:width="62.23mm" svg:height="46.67mm" draw:z-index="60"><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63"><draw:text-box fo:min-height="67.03mm"><text:p text:style-name="Darktable_20_caption"><draw:frame draw:style-name="fr20" draw:name="graphics181" text:anchor-type="paragraph" svg:y="0.02mm" svg:width="60.01mm" svg:height="60.01mm" draw:z-index="64"><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65"><draw:text-box fo:min-height="51.31mm"><text:p text:style-name="Darktable_20_caption"><draw:frame draw:style-name="fr19" draw:name="graphics171" text:anchor-type="paragraph" svg:x="0.04mm" svg:y="0.02mm" svg:width="77.77mm" style:rel-width="100%" svg:height="51.31mm" style:rel-height="scale" draw:z-index="66"><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67"><draw:text-box fo:min-height="115.83mm"><text:p text:style-name="Darktable_20_caption"><draw:frame draw:style-name="fr27" draw:name="graphics191" text:anchor-type="paragraph" svg:x="4mm" svg:y="2.13mm" svg:width="74.08mm" svg:height="48.7mm" draw:z-index="68"><draw:image xlink:href="../images/lenscorrection-orig.jpg" xlink:type="simple" xlink:show="embed" xlink:actuate="onLoad"/></draw:frame><draw:frame draw:style-name="fr26" draw:name="graphics201" text:anchor-type="paragraph" svg:x="85.35mm" svg:y="1.99mm" svg:width="74.08mm" svg:height="48.7mm" draw:z-index="69"><draw:image xlink:href="../images/lenscorrection-rectilinear.jpg" xlink:type="simple" xlink:show="embed" xlink:actuate="onLoad"/></draw:frame><draw:frame draw:style-name="fr28" draw:name="graphics211" text:anchor-type="paragraph" svg:x="4.09mm" svg:y="54.01mm" svg:width="74.08mm" svg:height="48.7mm" draw:z-index="70"><draw:image xlink:href="Pictures/1000000000000190000001075B050FAB.jpg" xlink:type="simple" xlink:show="embed" xlink:actuate="onLoad"/></draw:frame><draw:frame draw:style-name="fr28" draw:name="graphics221" text:anchor-type="paragraph" svg:x="85.67mm" svg:y="53.59mm" svg:width="74.08mm" svg:height="49.27mm" draw:z-index="71"><draw:image xlink:href="../images/lenscorrection-panoramic.jpg" xlink:type="simple" xlink:show="embed" xlink:actuate="onLoad"/></draw:frame><draw:frame draw:style-name="fr29" draw:name="graphics231" text:anchor-type="paragraph" svg:x="4.09mm" svg:y="105.18mm" svg:width="74.08mm" svg:height="49.27mm" draw:z-index="9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2"><draw:text-box fo:min-height="56.39mm"><text:p text:style-name="Darktable_20_caption"><draw:frame draw:style-name="fr28" draw:name="graphics241" text:anchor-type="paragraph" svg:x="22.01mm" svg:y="0mm" svg:width="48.68mm" svg:height="48.42mm" draw:z-index="73"><draw:image xlink:href="../images/chromaricaberration_nothing.jpg" xlink:type="simple" xlink:show="embed" xlink:actuate="onLoad"/></draw:frame><draw:frame draw:style-name="fr26" draw:name="graphics251" text:anchor-type="paragraph" svg:x="76.69mm" svg:y="0mm" svg:width="48.68mm" svg:height="48.42mm" draw:z-index="74"><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896575172" text:style-name="L4">
        <text:list-item>
          <text:p text:style-name="P14">to crop the image so to change the composition;</text:p>
        </text:list-item>
        <text:list-item>
          <text:p text:style-name="P14">to rotate the image to correct composition problems;</text:p>
        </text:list-item>
        <text:list-item>
          <text:p text:style-name="P14">to correct keystone distortion.</text:p>
        </text:list-item>
      </text:list>
      <text:p text:style-name="Darktable_20_heading_20_5">Crop</text:p>
      <text:p text:style-name="Darktable_20_text"><draw:frame draw:style-name="fr11" draw:name="Frame17" text:anchor-type="paragraph" svg:x="0.04mm" svg:y="14.59mm" svg:width="107.84mm" draw:z-index="75"><draw:text-box fo:min-height="87.15mm"><text:p text:style-name="Darktable_20_caption"><draw:frame draw:style-name="fr19" draw:name="graphics261" text:anchor-type="paragraph" svg:x="0.04mm" svg:y="0.02mm" svg:width="52.92mm" svg:height="79.38mm" draw:z-index="76"><draw:image xlink:href="../images/Piandulares.jpg" xlink:type="simple" xlink:show="embed" xlink:actuate="onLoad"/></draw:frame><draw:frame draw:style-name="fr30" draw:name="graphics28" text:anchor-type="paragraph" svg:x="54.93mm" svg:y="2.38mm" svg:width="52.92mm" svg:height="79.82mm" draw:z-index="77"><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text:soft-page-break/>main subject.</text:p>
      <text:p text:style-name="Darktable_20_text"><draw:frame draw:style-name="fr12" draw:name="Frame23" text:anchor-type="paragraph" svg:x="40.59mm" svg:y="8.2mm" svg:width="93.24mm" draw:z-index="78"><draw:text-box fo:min-height="59.23mm"><text:p text:style-name="P10"><draw:frame draw:style-name="fr31" draw:name="graphics27" text:anchor-type="paragraph" svg:y="0mm" svg:width="70.01mm" svg:height="56.07mm" draw:z-index="79"><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provide a different perspective. To do so, enable the crop and rotate plugin (Figure 31). </text:p>
      <text:p text:style-name="Darktable_20_text"><draw:frame draw:style-name="fr13" draw:name="Frame18" text:anchor-type="paragraph" svg:y="1.53mm" svg:width="53.8mm" draw:z-index="80"><draw:text-box fo:min-height="88.3mm"><text:p text:style-name="Darktable_20_caption"><draw:frame draw:style-name="fr32" draw:name="graphics29" text:anchor-type="paragraph" svg:width="52.92mm" svg:height="79.38mm" draw:z-index="82"><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3" draw:name="graphics30" text:anchor-type="as-char" svg:y="-3.83mm" svg:width="3.7mm" svg:height="3.7mm" draw:z-index="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3"><draw:text-box fo:min-height="64.82mm"><text:p text:style-name="Darktable_20_caption"><draw:frame draw:style-name="fr19" draw:name="graphics311" text:anchor-type="paragraph" svg:x="0.04mm" svg:y="0.02mm" svg:width="105.83mm" style:rel-width="100%" svg:height="64.82mm" style:rel-height="scale" draw:z-index="84"><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3">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14" draw:name="Frame20" text:anchor-type="paragraph" svg:x="0.04mm" svg:y="1.5mm" svg:width="60.01mm" draw:z-index="85"><draw:text-box fo:min-height="88.94mm"><text:p text:style-name="Darktable_20_caption"><draw:frame draw:style-name="fr19" draw:name="graphics32" text:anchor-type="paragraph" svg:x="0.04mm" svg:y="0.02mm" svg:width="60.01mm" style:rel-width="100%" svg:height="88.94mm" style:rel-height="scale" draw:z-index="86"><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Figure 34). </text:p>
      <text:p text:style-name="P3">Then release the right button, the image will be rotate to make the line straight.</text:p>
      <text:p text:style-name="Darktable_20_heading_20_5">Distortion</text:p>
      <text:p text:style-name="P3">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9"><draw:frame draw:style-name="fr10" draw:name="Frame211" text:anchor-type="paragraph" svg:y="0.55mm" svg:width="152.45mm" draw:z-index="87"><draw:text-box fo:min-height="111.34mm"><text:p text:style-name="Darktable_20_caption"><draw:frame draw:style-name="fr30" draw:name="graphics33" text:anchor-type="paragraph" svg:x="1.8mm" svg:y="0mm" svg:width="71.17mm" svg:height="105.83mm" draw:z-index="88"><draw:image xlink:href="../images/keystone_before.jpg" xlink:type="simple" xlink:show="embed" xlink:actuate="onLoad"/></draw:frame><draw:frame draw:style-name="fr26" draw:name="graphics34" text:anchor-type="paragraph" svg:x="79mm" svg:y="0mm" svg:width="71.17mm" svg:height="105.83mm" draw:z-index="89"><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27M6S</meta:editing-duration>
    <meta:editing-cycles>41</meta:editing-cycles>
    <meta:generator>LibreOffice/3.3$Linux LibreOffice_project/330m19$Build-202</meta:generator>
    <meta:initial-creator>Nicholas </meta:initial-creator>
    <dc:date>2011-05-30T23:31:36</dc:date>
    <dc:creator>Stefano Fornari</dc:creator>
    <meta:document-statistic meta:table-count="9" meta:image-count="60" meta:object-count="0" meta:page-count="22" meta:paragraph-count="266" meta:word-count="7573" meta:character-count="43759"/>
  </office:meta>
</office:document-meta>
</file>